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1300000061D340377C3E0145FB.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P1" style:family="paragraph" style:parent-style-name="Encabezado">
      <style:paragraph-properties>
        <style:tab-stops/>
      </style:paragraph-properties>
      <style:text-properties fo:text-transform="uppercase" fo:font-size="9pt" style:font-size-asian="9pt"/>
    </style:style>
    <style:style style:name="P2" style:family="paragraph" style:parent-style-name="Encabezado">
      <style:paragraph-properties fo:text-align="end" style:justify-single-word="false">
        <style:tab-stops/>
      </style:paragraph-properties>
      <style:text-properties fo:text-transform="uppercase" fo:font-size="9pt" style:font-size-asian="9pt"/>
    </style:style>
    <style:style style:name="P3" style:family="paragraph" style:parent-style-name="Pie_20_de_20_página">
      <style:paragraph-properties fo:text-align="end" style:justify-single-word="false">
        <style:tab-stops/>
      </style:paragraph-properties>
    </style:style>
    <style:style style:name="P4" style:family="paragraph" style:parent-style-name="Normal">
      <style:paragraph-properties fo:break-before="page"/>
    </style:style>
    <style:style style:name="P5" style:family="paragraph" style:parent-style-name="Sin_20_espaciado">
      <style:paragraph-properties fo:text-align="end" style:justify-single-word="false"/>
    </style:style>
    <style:style style:name="P6" style:family="paragraph" style:parent-style-name="Normal">
      <style:paragraph-properties fo:margin-left="0.3752in" fo:margin-right="0.3752in" fo:text-indent="0in" style:auto-text-indent="false">
        <style:tab-stops/>
      </style:paragraph-properties>
    </style:style>
    <style:style style:name="P7" style:family="paragraph" style:parent-style-name="Normal">
      <style:text-properties fo:language="es" fo:country="ES"/>
    </style:style>
    <style:style style:name="P8" style:family="paragraph" style:parent-style-name="Normal">
      <style:paragraph-properties fo:margin-left="0in" fo:margin-right="0in" fo:text-indent="0.25in" style:auto-text-indent="false"/>
      <style:text-properties fo:language="es" fo:country="ES"/>
    </style:style>
    <style:style style:name="P9" style:family="paragraph" style:parent-style-name="Título_20_1">
      <style:paragraph-properties fo:margin-left="0.25in" fo:margin-right="0in" fo:text-indent="0in" style:auto-text-indent="false">
        <style:tab-stops/>
      </style:paragraph-properties>
      <style:text-properties fo:language="es" fo:country="ES"/>
    </style:style>
    <style:style style:name="P10" style:family="paragraph" style:parent-style-name="Título_20_1" style:list-style-name="L1">
      <style:paragraph-properties fo:break-before="page"/>
      <style:text-properties fo:language="es" fo:country="ES" fo:font-weight="bold" style:font-weight-asian="bold" style:font-weight-complex="bold"/>
    </style:style>
    <style:style style:name="P11" style:family="paragraph" style:parent-style-name="Título_20_2" style:list-style-name="L1">
      <style:text-properties fo:language="es" fo:country="ES"/>
    </style:style>
    <style:style style:name="P12" style:family="paragraph" style:parent-style-name="Sin_20_espaciado" style:master-page-name="MPF0">
      <style:paragraph-properties style:page-number="auto" fo:break-before="page"/>
    </style:style>
    <style:style style:name="P13" style:family="paragraph" style:parent-style-name="Sin_20_espaciado">
      <style:paragraph-properties fo:text-align="end" style:justify-single-word="false"/>
    </style:style>
    <style:style style:name="P14" style:family="paragraph" style:parent-style-name="Sin_20_espaciado">
      <style:paragraph-properties fo:text-align="end" style:justify-single-word="false"/>
      <style:text-properties officeooo:paragraph-rsid="00104fb5"/>
    </style:style>
    <style:style style:name="P15" style:family="paragraph" style:parent-style-name="Sin_20_espaciado">
      <style:text-properties officeooo:paragraph-rsid="00143305"/>
    </style:style>
    <style:style style:name="P16" style:family="paragraph" style:parent-style-name="Párrafo_20_de_20_lista" style:list-style-name="L3">
      <style:text-properties fo:language="es" fo:country="ES"/>
    </style:style>
    <style:style style:name="P17" style:family="paragraph" style:parent-style-name="Título_20_TDC">
      <style:paragraph-properties fo:margin-left="0.3752in" fo:margin-right="0.3752in" fo:text-align="center" style:justify-single-word="false" fo:text-indent="0in" style:auto-text-indent="false">
        <style:tab-stops/>
      </style:paragraph-properties>
    </style:style>
    <style:style style:name="P18" style:family="paragraph" style:parent-style-name="Título_20_TDC">
      <style:paragraph-properties fo:margin-left="0.3752in" fo:margin-right="0.3752in" fo:text-align="center" style:justify-single-word="false" fo:text-indent="0in" style:auto-text-indent="false">
        <style:tab-stops/>
      </style:paragraph-properties>
      <style:text-properties fo:language="es" fo:country="ES"/>
    </style:style>
    <style:style style:name="P19" style:family="paragraph" style:parent-style-name="Título_20_TDC">
      <style:paragraph-properties fo:margin-left="0.3752in" fo:margin-right="0.3752in" fo:text-align="center" style:justify-single-word="false" fo:text-indent="0in" style:auto-text-indent="false">
        <style:tab-stops/>
      </style:paragraph-properties>
      <style:text-properties fo:font-size="20pt" fo:language="es" fo:country="ES" fo:font-weight="bold" style:font-size-asian="20pt" style:font-weight-asian="bold"/>
    </style:style>
    <style:style style:name="P20" style:family="paragraph" style:parent-style-name="Encabezado" style:master-page-name="">
      <loext:graphic-properties draw:fill="none"/>
      <style:paragraph-properties fo:margin-left="0in" fo:margin-right="0.1866in" fo:margin-top="0in" fo:margin-bottom="0in" loext:contextual-spacing="false" fo:line-height="100%" fo:text-align="end" style:justify-single-word="false" fo:hyphenation-ladder-count="no-limit" fo:text-indent="0in" style:auto-text-indent="false" style:page-number="auto" fo:background-color="transparent">
        <style:tab-stops/>
      </style:paragraph-properties>
      <style:text-properties officeooo:paragraph-rsid="00104fb5" fo:hyphenate="false"/>
    </style:style>
    <style:style style:name="P21" style:family="paragraph" style:parent-style-name="Pie_20_de_20_página">
      <style:paragraph-properties>
        <style:tab-stops/>
      </style:paragraph-properties>
      <style:text-properties fo:text-transform="uppercase" fo:font-size="9pt" fo:language="es" fo:country="ES" officeooo:rsid="00104fb5" officeooo:paragraph-rsid="00104fb5" style:font-size-asian="9pt" style:font-size-complex="9pt"/>
    </style:style>
    <style:style style:name="P22" style:family="paragraph">
      <loext:graphic-properties draw:fill="solid" draw:fill-color="#44546a" draw:opacity="100%"/>
    </style:style>
    <style:style style:name="P23" style:family="paragraph">
      <style:paragraph-properties fo:text-align="end" style:writing-mode="lr-tb"/>
    </style:style>
    <style:style style:name="P24" style:family="paragraph">
      <loext:graphic-properties draw:fill="solid" draw:fill-color="#5b9bd5" draw:opacity="100%"/>
      <style:paragraph-properties style:writing-mode="lr-tb" style:font-independent-line-spacing="true"/>
    </style:style>
    <style:style style:name="P25" style:family="paragraph">
      <loext:graphic-properties draw:fill="solid" draw:fill-color="#44546a" draw:opacity="20%"/>
    </style:style>
    <style:style style:name="T1" style:family="text">
      <style:text-properties fo:color="#5b9bd5" fo:font-size="18pt" fo:language="es" fo:country="ES" style:font-size-asian="18pt" style:font-size-complex="13pt"/>
    </style:style>
    <style:style style:name="T2" style:family="text">
      <style:text-properties fo:color="#5b9bd5" fo:font-size="18pt" fo:language="es" fo:country="ES" officeooo:rsid="00104fb5" style:font-size-asian="18pt" style:font-size-complex="13pt"/>
    </style:style>
    <style:style style:name="T3" style:family="text">
      <style:text-properties fo:color="#5b9bd5" fo:font-size="18pt" fo:language="es" fo:country="ES" officeooo:rsid="00104fb5" style:font-size-asian="18pt"/>
    </style:style>
    <style:style style:name="T4" style:family="text">
      <style:text-properties fo:color="#5b9bd5" fo:font-size="12pt" fo:language="es" fo:country="ES" officeooo:rsid="00104fb5" style:font-size-asian="12pt" style:font-size-complex="12pt"/>
    </style:style>
    <style:style style:name="T5" style:family="text">
      <style:text-properties fo:text-transform="uppercase" fo:font-size="9pt" fo:language="es" fo:country="ES" style:font-size-asian="9pt" style:font-size-complex="9pt"/>
    </style:style>
    <style:style style:name="T6" style:family="text">
      <style:text-properties fo:text-transform="uppercase" fo:color="#595959" fo:font-size="10pt" style:font-size-asian="10pt" style:font-size-complex="10pt"/>
    </style:style>
    <style:style style:name="T7" style:family="text">
      <style:text-properties fo:color="#262626" style:font-name="Calibri Light" fo:font-size="44pt" fo:language="es" fo:country="ES" fo:font-weight="bold" officeooo:rsid="00104fb5" style:font-size-asian="44pt" style:font-weight-asian="bold" style:font-size-complex="44pt"/>
    </style:style>
    <style:style style:name="T8" style:family="text">
      <style:text-properties fo:font-weight="normal" style:font-weight-asian="normal" style:font-weight-complex="normal"/>
    </style:style>
    <style:style style:name="T9" style:family="text">
      <style:text-properties fo:color="#ffffff" fo:font-size="14pt" style:font-size-asian="14pt" style:font-size-complex="14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ge" style:horizontal-pos="right" style:horizontal-rel="page-content" fo:background-color="transparent" draw:fill="none" draw:fill-color="#ffffff" fo:padding="0in" fo:border="none" style:writing-mode="lr-tb" draw:textarea-vertical-align="bottom"/>
    </style:style>
    <style:style style:name="fr3"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WW_5f_CharLFO1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44546a" draw:opacity="100%" fo:min-height="0in" fo:min-width="0in" style:run-through="background"/>
    </style:style>
    <style:style style:name="gr3" style:family="graphic">
      <style:graphic-properties draw:stroke="none" draw:fill="solid" draw:fill-color="#5b9bd5" draw:opacity="100%" draw:textarea-horizontal-align="left" draw:textarea-vertical-align="middle" draw:auto-grow-height="false" draw:auto-grow-width="false" fo:padding-top="0in" fo:padding-bottom="0in" fo:padding-left="0.1in" fo:padding-right="0.2in" fo:wrap-option="wrap" style:run-through="background"/>
    </style:style>
    <style:style style:name="gr4" style:family="graphic">
      <style:graphic-properties style:run-through="background"/>
    </style:style>
    <style:style style:name="gr5" style:family="graphic">
      <style:graphic-properties draw:stroke="solid" svg:stroke-width="0in" svg:stroke-color="#44546a" svg:stroke-opacity="100%" draw:stroke-linejoin="round" svg:stroke-linecap="butt" draw:fill="solid" draw:fill-color="#44546a" draw:opacity="100%" fo:min-height="0in" fo:min-width="0in" fo:padding-top="-0.0067in" fo:padding-bottom="-0.0067in" fo:padding-left="-0.0067in" fo:padding-right="-0.0067in" style:run-through="background"/>
    </style:style>
    <style:style style:name="gr6" style:family="graphic">
      <style:graphic-properties draw:stroke="solid" svg:stroke-width="0in" svg:stroke-color="#44546a" svg:stroke-opacity="20%" draw:stroke-linejoin="round" svg:stroke-linecap="butt" draw:fill="solid" draw:fill-color="#44546a" draw:opacity="20%" fo:min-height="0in" fo:min-width="0in" fo:padding-top="-0.0067in" fo:padding-bottom="-0.0067in" fo:padding-left="-0.0067in" fo:padding-right="-0.0067in"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g text:anchor-type="paragraph" draw:z-index="2" draw:name="Grupo 2" draw:style-name="gr1"><draw:custom-shape draw:name="Rectángulo 3" draw:style-name="gr2" draw:text-style-name="P22" svg:width="0.213in" svg:height="10.4421in" svg:x="0.3402in" svg:y="0.2756in"><text:p/><draw:enhanced-geometry svg:viewBox="0 0 21600 21600" draw:type="non-primitive" draw:enhanced-path="M 0 0 L 21600 0 21600 21600 0 21600 Z N"/></draw:custom-shape><draw:custom-shape draw:name="Pentágono 4" draw:style-name="gr3" draw:text-style-name="P24" svg:width="3.2335in" svg:height="0.6315in" svg:x="0.3402in" svg:y="2.1126in"><text:p text:style-name="P23"><text:span text:style-name="T9"><text:s text:c="4"/></text:span><text:span text:style-name="T9"><text:s text:c="4"/></text:span><text:span text:style-name="T9"><text:s text:c="4"/></text:span><text:span text:style-name="T9">A</text:span><text:span text:style-name="T9">p</text:span><text:span text:style-name="T9">r</text:span><text:span text:style-name="T9">e</text:span><text:span text:style-name="T9">n</text:span><text:span text:style-name="T9">d</text:span><text:span text:style-name="T9">iz</text:span><text:span text:style-name="T9">a</text:span><text:span text:style-name="T9">j</text:span><text:span text:style-name="T9">e </text:span><text:span text:style-name="T9">A</text:span><text:span text:style-name="T9">u</text:span><text:span text:style-name="T9">t</text:span><text:span text:style-name="T9">o</text:span><text:span text:style-name="T9">m</text:span><text:span text:style-name="T9">á</text:span><text:span text:style-name="T9">ti</text:span><text:span text:style-name="T9">c</text:span><text:span text:style-name="T9">o</text:span></text:p><draw:enhanced-geometry svg:viewBox="0 0 21600 21600" draw:path-stretchpoint-x="21600" draw:path-stretchpoint-y="21600" draw:text-areas="?f7 ?f7 ?f23 ?f12" draw:glue-points="?f22 ?f7 ?f22 ?f12" draw:type="non-primitive" draw:enhanced-path="M ?f7 ?f7 L ?f20 ?f7 ?f11 ?f17 ?f20 ?f12 ?f7 ?f1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upo 5" draw:style-name="gr4"><draw:g draw:name="Grupo 6" draw:style-name="gr4"><draw:custom-shape draw:name="Forma libre 20" draw:style-name="gr5" draw:text-style-name="P22" svg:width="0.3335in" svg:height="1.2571in" svg:x="0.9213in" svg:y="8.7016in"><text:p/><draw:enhanced-geometry svg:viewBox="0 0 122 440" draw:text-areas="?f45 ?f47 ?f46 ?f48" draw:glue-points="?f49 ?f50 ?f51 ?f52 ?f53 ?f54 ?f55 ?f56 ?f55 ?f57 ?f58 ?f59 ?f51 ?f60 ?f61 ?f62 ?f49 ?f50" draw:type="non-primitive" draw:enhanced-path="M ?f1 ?f1 L ?f4 ?f5 ?f6 ?f7 ?f2 ?f8 ?f2 ?f3 ?f9 ?f10 ?f4 ?f0 ?f11 ?f12 ?f1 ?f1 Z N"><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a libre 21" draw:style-name="gr5" draw:text-style-name="P22" svg:width="0.3177in" svg:height="0.7689in" svg:x="1.2713in" svg:y="9.9417in"><text:p/><draw:enhanced-geometry svg:viewBox="0 0 116 269" draw:text-areas="?f54 ?f56 ?f55 ?f57" draw:glue-points="?f58 ?f59 ?f60 ?f61 ?f62 ?f63 ?f64 ?f65 ?f66 ?f67 ?f68 ?f67 ?f69 ?f70 ?f71 ?f72 ?f73 ?f74 ?f58 ?f59" draw:type="non-primitive" draw:enhanced-path="M ?f0 ?f0 L ?f3 ?f4 ?f5 ?f6 ?f7 ?f8 ?f1 ?f2 ?f9 ?f2 ?f10 ?f11 ?f12 ?f13 ?f14 ?f15 ?f0 ?f0 Z N"><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draw:name="Forma libre 22" draw:style-name="gr5" draw:text-style-name="P22" svg:width="0.3831in" svg:height="3.635in" svg:x="0.5276in" svg:y="5.0925in"><text:p/><draw:enhanced-geometry svg:viewBox="0 0 140 1272" draw:text-areas="?f102 ?f104 ?f103 ?f105" draw:glue-points="?f106 ?f107 ?f106 ?f107 ?f108 ?f109 ?f110 ?f111 ?f112 ?f113 ?f114 ?f115 ?f116 ?f117 ?f118 ?f119 ?f120 ?f121 ?f122 ?f123 ?f124 ?f125 ?f126 ?f127 ?f128 ?f129 ?f130 ?f131 ?f132 ?f133 ?f134 ?f119 ?f135 ?f117 ?f136 ?f115 ?f137 ?f113 ?f138 ?f111 ?f106 ?f109 ?f106 ?f107" draw:type="non-primitive" draw:enhanced-path="M ?f0 ?f0 L ?f0 ?f0 ?f3 ?f4 ?f5 ?f6 ?f7 ?f8 ?f9 ?f10 ?f11 ?f12 ?f13 ?f14 ?f15 ?f16 ?f17 ?f18 ?f19 ?f20 ?f1 ?f2 ?f21 ?f22 ?f23 ?f24 ?f25 ?f26 ?f27 ?f14 ?f28 ?f12 ?f29 ?f10 ?f30 ?f8 ?f31 ?f6 ?f0 ?f4 ?f0 ?f0 Z N"><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draw:name="Forma libre 23" draw:style-name="gr5" draw:text-style-name="P22" svg:width="0.1232in" svg:height="2.4406in" svg:x="0.872in" svg:y="6.2614in"><text:p/><draw:enhanced-geometry svg:viewBox="0 0 45 854" draw:text-areas="?f81 ?f83 ?f82 ?f84" draw:glue-points="?f85 ?f86 ?f85 ?f86 ?f87 ?f88 ?f89 ?f90 ?f91 ?f92 ?f93 ?f94 ?f95 ?f96 ?f93 ?f97 ?f91 ?f98 ?f99 ?f100 ?f99 ?f101 ?f102 ?f103 ?f104 ?f98 ?f105 ?f97 ?f106 ?f96 ?f95 ?f94 ?f107 ?f92 ?f108 ?f109 ?f110 ?f88 ?f85 ?f86" draw:type="non-primitive" draw:enhanced-path="M ?f1 ?f0 L ?f1 ?f0 ?f3 ?f4 ?f5 ?f6 ?f7 ?f8 ?f9 ?f10 ?f11 ?f12 ?f9 ?f13 ?f7 ?f14 ?f15 ?f2 ?f15 ?f16 ?f17 ?f18 ?f19 ?f14 ?f20 ?f13 ?f0 ?f12 ?f11 ?f10 ?f21 ?f8 ?f22 ?f23 ?f24 ?f4 ?f1 ?f0 Z N"><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draw:name="Forma libre 24" draw:style-name="gr5" draw:text-style-name="P22" svg:width="0.4213in" svg:height="1.7976in" svg:x="0.9102in" svg:y="8.7272in"><text:p/><draw:enhanced-geometry svg:viewBox="0 0 154 629" draw:text-areas="?f108 ?f110 ?f109 ?f111" draw:glue-points="?f112 ?f113 ?f114 ?f115 ?f116 ?f117 ?f118 ?f119 ?f120 ?f121 ?f122 ?f123 ?f124 ?f125 ?f126 ?f127 ?f128 ?f129 ?f130 ?f131 ?f132 ?f133 ?f134 ?f135 ?f136 ?f137 ?f138 ?f139 ?f140 ?f141 ?f142 ?f143 ?f144 ?f119 ?f145 ?f146 ?f112 ?f113" draw:type="non-primitive" draw:enhanced-path="M ?f0 ?f0 L ?f3 ?f4 ?f5 ?f6 ?f7 ?f8 ?f9 ?f10 ?f11 ?f12 ?f13 ?f14 ?f15 ?f16 ?f17 ?f18 ?f19 ?f20 ?f1 ?f2 ?f21 ?f22 ?f23 ?f24 ?f25 ?f26 ?f27 ?f28 ?f29 ?f30 ?f31 ?f8 ?f32 ?f33 ?f0 ?f0 Z N"><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draw:name="Forma libre 25" draw:style-name="gr5" draw:text-style-name="P22" svg:width="0.0898in" svg:height="0.1976in" svg:x="1.3535in" svg:y="10.5134in"><text:p/><draw:enhanced-geometry svg:viewBox="0 0 33 69" draw:text-areas="?f24 ?f26 ?f25 ?f27" draw:glue-points="?f28 ?f29 ?f30 ?f31 ?f32 ?f31 ?f33 ?f34 ?f28 ?f29" draw:type="non-primitive" draw:enhanced-path="M ?f0 ?f0 L ?f1 ?f2 ?f3 ?f2 ?f4 ?f5 ?f0 ?f0 Z N"><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a libre 26" draw:style-name="gr5" draw:text-style-name="P22" svg:width="0.0413in" svg:height="0.2657in" svg:x="0.8965in" svg:y="8.5878in"><text:p/><draw:enhanced-geometry svg:viewBox="0 0 15 93"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a libre 27" draw:style-name="gr5" draw:text-style-name="P22" svg:width="1.0776in" svg:height="2.1894in" svg:x="1.2547in" svg:y="7.7531in"><text:p/><draw:enhanced-geometry svg:viewBox="0 0 394 766"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type="non-primitive" draw:enhanced-path="M ?f1 ?f0 L ?f1 ?f0 ?f3 ?f4 ?f5 ?f6 ?f7 ?f8 ?f9 ?f10 ?f11 ?f12 ?f13 ?f14 ?f15 ?f16 ?f17 ?f18 ?f19 ?f20 ?f21 ?f22 ?f23 ?f24 ?f25 ?f26 ?f27 ?f28 ?f29 ?f2 ?f0 ?f30 ?f31 ?f32 ?f27 ?f26 ?f33 ?f34 ?f35 ?f36 ?f37 ?f38 ?f39 ?f40 ?f41 ?f42 ?f43 ?f44 ?f45 ?f46 ?f47 ?f48 ?f49 ?f50 ?f51 ?f52 ?f53 ?f54 ?f1 ?f0 Z N"><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draw:name="Forma libre 28" draw:style-name="gr5" draw:text-style-name="P22" svg:width="0.098in" svg:height="0.5543in" svg:x="1.2547in" svg:y="9.9591in"><text:p/><draw:enhanced-geometry svg:viewBox="0 0 36 194" draw:text-areas="?f69 ?f71 ?f70 ?f72" draw:glue-points="?f73 ?f74 ?f75 ?f76 ?f77 ?f78 ?f79 ?f80 ?f81 ?f82 ?f83 ?f84 ?f85 ?f86 ?f87 ?f88 ?f89 ?f90 ?f91 ?f92 ?f93 ?f94 ?f73 ?f74" draw:type="non-primitive" draw:enhanced-path="M ?f0 ?f0 L ?f3 ?f4 ?f5 ?f6 ?f7 ?f8 ?f9 ?f10 ?f11 ?f12 ?f1 ?f2 ?f13 ?f14 ?f15 ?f16 ?f17 ?f18 ?f19 ?f20 ?f0 ?f0 Z N"><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draw:name="Forma libre 29" draw:style-name="gr5" draw:text-style-name="P22" svg:width="0.0843in" svg:height="0.1858in" svg:x="1.3311in" svg:y="10.5252in"><text:p/><draw:enhanced-geometry svg:viewBox="0 0 31 65" draw:text-areas="?f18 ?f20 ?f19 ?f21" draw:glue-points="?f22 ?f23 ?f24 ?f25 ?f26 ?f25 ?f22 ?f23" draw:type="non-primitive" draw:enhanced-path="M ?f0 ?f0 L ?f1 ?f2 ?f3 ?f2 ?f0 ?f0 Z N"><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a libre 30" draw:style-name="gr5" draw:text-style-name="P22" svg:width="0.0189in" svg:height="0.1197in" svg:x="1.2547in" svg:y="9.8933in"><text:p/><draw:enhanced-geometry svg:viewBox="0 0 7 42" draw:text-areas="?f27 ?f29 ?f28 ?f30" draw:glue-points="?f31 ?f32 ?f33 ?f34 ?f35 ?f36 ?f33 ?f37 ?f31 ?f38 ?f31 ?f32" draw:type="non-primitive" draw:enhanced-path="M ?f0 ?f0 L ?f3 ?f4 ?f1 ?f2 ?f3 ?f5 ?f0 ?f6 ?f0 ?f0 Z N"><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draw:name="Forma libre 31" draw:style-name="gr5" draw:text-style-name="P22" svg:width="0.1232in" svg:height="0.337in" svg:x="1.2957in" svg:y="10.3732in"><text:p/><draw:enhanced-geometry svg:viewBox="0 0 45 118"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upo 7" draw:style-name="gr4"><draw:custom-shape draw:name="Forma libre 8" draw:style-name="gr6" draw:text-style-name="P25" svg:width="0.5106in" svg:height="1.9205in" svg:x="0.5213in" svg:y="7.6508in"><text:p/><draw:enhanced-geometry svg:viewBox="0 0 125 450" draw:text-areas="?f45 ?f47 ?f46 ?f48" draw:glue-points="?f49 ?f50 ?f51 ?f52 ?f53 ?f54 ?f55 ?f56 ?f55 ?f57 ?f58 ?f59 ?f51 ?f60 ?f61 ?f62 ?f49 ?f50" draw:type="non-primitive" draw:enhanced-path="M ?f0 ?f0 L ?f3 ?f4 ?f5 ?f6 ?f1 ?f7 ?f1 ?f2 ?f8 ?f9 ?f3 ?f10 ?f11 ?f12 ?f0 ?f0 Z N"><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a libre 9" draw:style-name="gr6" draw:text-style-name="P25" svg:width="0.4815in" svg:height="1.174in" svg:x="1.0602in" svg:y="9.537in"><text:p/><draw:enhanced-geometry svg:viewBox="0 0 118 275" draw:text-areas="?f51 ?f53 ?f52 ?f54" draw:glue-points="?f55 ?f56 ?f57 ?f58 ?f59 ?f60 ?f61 ?f62 ?f63 ?f64 ?f65 ?f64 ?f66 ?f67 ?f68 ?f69 ?f55 ?f70 ?f55 ?f56" draw:type="non-primitive" draw:enhanced-path="M ?f0 ?f0 L ?f3 ?f4 ?f5 ?f6 ?f7 ?f8 ?f1 ?f2 ?f9 ?f2 ?f10 ?f11 ?f12 ?f13 ?f0 ?f14 ?f0 ?f0 Z N"><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draw:name="Forma libre 10" draw:style-name="gr6" draw:text-style-name="P25" svg:width="0.0815in" svg:height="0.5161in" svg:x="0.4236in" svg:y="7.1689in"><text:p/><draw:enhanced-geometry svg:viewBox="0 0 20 121" draw:text-areas="?f30 ?f32 ?f31 ?f33" draw:glue-points="?f34 ?f35 ?f36 ?f37 ?f38 ?f39 ?f40 ?f41 ?f34 ?f42 ?f34 ?f35" draw:type="non-primitive" draw:enhanced-path="M ?f0 ?f0 L ?f3 ?f4 ?f1 ?f2 ?f5 ?f6 ?f0 ?f7 ?f0 ?f0 Z N"><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draw:name="Forma libre 12" draw:style-name="gr6" draw:text-style-name="P25" svg:width="0.6453in" svg:height="2.7441in" svg:x="0.5047in" svg:y="7.685in"><text:p/><draw:enhanced-geometry svg:viewBox="0 0 158 643" draw:text-areas="?f111 ?f113 ?f112 ?f114" draw:glue-points="?f115 ?f116 ?f117 ?f118 ?f119 ?f120 ?f121 ?f122 ?f123 ?f124 ?f125 ?f126 ?f127 ?f128 ?f129 ?f130 ?f131 ?f132 ?f133 ?f134 ?f135 ?f136 ?f137 ?f138 ?f139 ?f140 ?f141 ?f142 ?f143 ?f144 ?f145 ?f146 ?f147 ?f148 ?f149 ?f150 ?f115 ?f116" draw:type="non-primitive" draw:enhanced-path="M ?f0 ?f0 L ?f3 ?f4 ?f5 ?f6 ?f7 ?f8 ?f9 ?f10 ?f11 ?f12 ?f13 ?f14 ?f15 ?f16 ?f17 ?f18 ?f19 ?f20 ?f1 ?f2 ?f21 ?f22 ?f23 ?f24 ?f25 ?f26 ?f27 ?f28 ?f29 ?f30 ?f31 ?f32 ?f33 ?f34 ?f0 ?f0 Z N"><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draw:name="Forma libre 13" draw:style-name="gr6" draw:text-style-name="P25" svg:width="0.1343in" svg:height="0.3031in" svg:x="1.1831in" svg:y="10.4079in"><text:p/><draw:enhanced-geometry svg:viewBox="0 0 33 71" draw:text-areas="?f24 ?f26 ?f25 ?f27" draw:glue-points="?f28 ?f29 ?f30 ?f31 ?f32 ?f31 ?f33 ?f34 ?f28 ?f29" draw:type="non-primitive" draw:enhanced-path="M ?f0 ?f0 L ?f1 ?f2 ?f3 ?f2 ?f4 ?f5 ?f0 ?f0 Z N"><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a libre 14" draw:style-name="gr6" draw:text-style-name="P25" svg:width="0.0614in" svg:height="0.4059in" svg:x="0.4886in" svg:y="7.476in"><text:p/><draw:enhanced-geometry svg:viewBox="0 0 15 95"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a libre 15" draw:style-name="gr6" draw:text-style-name="P25" svg:width="1.6421in" svg:height="3.337in" svg:x="1.0319in" svg:y="6.1996in"><text:p/><draw:enhanced-geometry svg:viewBox="0 0 402 782"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type="non-primitive" draw:enhanced-path="M ?f1 ?f0 L ?f1 ?f3 ?f4 ?f5 ?f6 ?f7 ?f8 ?f9 ?f10 ?f11 ?f12 ?f13 ?f14 ?f15 ?f16 ?f17 ?f18 ?f19 ?f20 ?f21 ?f22 ?f23 ?f24 ?f25 ?f26 ?f27 ?f28 ?f29 ?f28 ?f2 ?f0 ?f30 ?f3 ?f29 ?f28 ?f31 ?f32 ?f33 ?f34 ?f35 ?f36 ?f37 ?f38 ?f39 ?f40 ?f41 ?f42 ?f43 ?f44 ?f45 ?f46 ?f47 ?f48 ?f49 ?f50 ?f51 ?f52 ?f53 ?f1 ?f0 Z N"><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draw:name="Forma libre 16" draw:style-name="gr6" draw:text-style-name="P25" svg:width="0.1512in" svg:height="0.8362in" svg:x="1.0319in" svg:y="9.5717in"><text:p/><draw:enhanced-geometry svg:viewBox="0 0 37 196" draw:text-areas="?f68 ?f70 ?f69 ?f71" draw:glue-points="?f72 ?f73 ?f74 ?f75 ?f76 ?f77 ?f78 ?f79 ?f80 ?f81 ?f82 ?f83 ?f84 ?f85 ?f86 ?f87 ?f88 ?f89 ?f90 ?f91 ?f92 ?f93 ?f72 ?f73" draw:type="non-primitive" draw:enhanced-path="M ?f0 ?f0 L ?f3 ?f4 ?f5 ?f6 ?f7 ?f8 ?f9 ?f10 ?f11 ?f12 ?f1 ?f2 ?f13 ?f14 ?f4 ?f15 ?f16 ?f17 ?f18 ?f19 ?f0 ?f0 Z N"><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draw:name="Forma libre 17" draw:style-name="gr6" draw:text-style-name="P25" svg:width="0.1268in" svg:height="0.2815in" svg:x="1.1504in" svg:y="10.4287in"><text:p/><draw:enhanced-geometry svg:viewBox="0 0 31 66" draw:text-areas="?f18 ?f20 ?f19 ?f21" draw:glue-points="?f22 ?f23 ?f24 ?f25 ?f26 ?f25 ?f22 ?f23" draw:type="non-primitive" draw:enhanced-path="M ?f0 ?f0 L ?f1 ?f2 ?f3 ?f2 ?f0 ?f0 Z N"><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a libre 18" draw:style-name="gr6" draw:text-style-name="P25" svg:width="0.0287in" svg:height="0.1835in" svg:x="1.0319in" svg:y="9.465in"><text:p/><draw:enhanced-geometry svg:viewBox="0 0 7 43" draw:text-areas="?f27 ?f29 ?f28 ?f30" draw:glue-points="?f31 ?f32 ?f33 ?f34 ?f33 ?f35 ?f36 ?f37 ?f31 ?f38 ?f31 ?f32" draw:type="non-primitive" draw:enhanced-path="M ?f0 ?f0 L ?f1 ?f3 ?f1 ?f2 ?f4 ?f5 ?f0 ?f6 ?f0 ?f0 Z N"><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draw:name="Forma libre 19" draw:style-name="gr6" draw:text-style-name="P25" svg:width="0.1878in" svg:height="0.5161in" svg:x="1.0929in" svg:y="10.1941in"><text:p/><draw:enhanced-geometry svg:viewBox="0 0 46 121"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p>
      <text:p text:style-name="Normal"><draw:frame draw:style-name="fr1" draw:name="Cuadro de texto 1" text:anchor-type="paragraph" svg:x="2.7681in" svg:y="1.3673in" svg:width="3.822in" style:rel-width="scale" svg:height="2.8209in" style:rel-height="scale" draw:z-index="3"><draw:text-box><text:p text:style-name="P15"><text:span text:style-name="Fuente_20_de_20_párrafo_20_predeter."><text:span text:style-name="T7">Tutorial 1: Plataforma Pac-Man</text:span></text:span></text:p></draw:text-box></draw:frame><draw:frame draw:style-name="fr2" draw:name="Cuadro de texto 32" text:anchor-type="paragraph" svg:y="8.7965in" svg:width="4in" style:rel-width="scale" svg:height="0.6811in" style:rel-height="scale" draw:z-index="4"><draw:text-box><text:p text:style-name="P5"><text:span text:style-name="Fuente_20_de_20_párrafo_20_predeter."><text:span text:style-name="T1">Carlos Dumont – 100074907</text:span></text:span></text:p><text:p text:style-name="P14"><text:span text:style-name="Fuente_20_de_20_párrafo_20_predeter."><text:span text:style-name="T2">Luis Monge - </text:span></text:span></text:p><text:p text:style-name="P5"><text:span text:style-name="Fuente_20_de_20_párrafo_20_predeter."><text:span text:style-name="T6"><text:s text:c="5"/></text:span></text:span></text:p></draw:text-box></draw:frame></text:p>
      <text:p text:style-name="P4"/>
      <text:p text:style-name="P17"/>
      <text:p text:style-name="P18"/>
      <text:p text:style-name="P19">Índice</text:p>
      <text:p text:style-name="P7"/>
      <text:p text:style-name="P7"/>
      <text:table-of-content text:style-name="Sect1" text:name="_TOC0">
        <text:table-of-content-source text:outline-level="3" text:use-index-marks="false">
          <text:index-title-template text:style-name="Contents_20_Heading">Table of Contents</text:index-title-template>
          <text:table-of-content-entry-template text:outline-level="1" text:style-name="TDC_20_1">
            <text:index-entry-link-start/>
            <text:index-entry-text/>
            <text:index-entry-tab-stop style:type="right" style:leader-char="."/>
            <text:index-entry-page-number/>
            <text:index-entry-link-end/>
          </text:table-of-content-entry-template>
          <text:table-of-content-entry-template text:outline-level="2" text:style-name="TDC_20_2">
            <text:index-entry-link-start/>
            <text:index-entry-text/>
            <text:index-entry-tab-stop style:type="right" style:leader-char="."/>
            <text:index-entry-page-number/>
            <text:index-entry-link-end/>
          </text:table-of-content-entry-template>
          <text:table-of-content-entry-template text:outline-level="3" text:style-name="TD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index-body>
      </text:table-of-content>
      <text:p text:style-name="P6"/>
      <text:h text:style-name="P9" text:outline-level="1"/>
      <text:p text:style-name="P7"/>
      <text:list xml:id="list204711374383288" text:style-name="L1">
        <text:list-item>
          <text:p text:style-name="P10"><text:bookmark-start text:name="_Toc532853031"/><text:bookmark-start text:name="_Toc532844881"/><text:bookmark-start text:name="_Toc532247425"/><text:bookmark-start text:name="_Toc532246981"/>Perceptron Multicapa<text:bookmark-end text:name="_Toc532853031"/><text:bookmark-end text:name="_Toc532844881"/><text:bookmark-end text:name="_Toc532247425"/><text:bookmark-end text:name="_Toc532246981"/></text:p>
        </text:list-item>
      </text:list>
      <text:p text:style-name="P7"/>
      <text:p text:style-name="P8">En primer lugar, hemos implementado una red de Perceptron Multicapa para generar un modelo de clasificación en base a unos datos etiquetados, es decir, se trata de un algoritmo de aprendizaje supervisado. Se trata de una red “feedforward” formada por neuronas artificiales interconectadas entre capas que consta de:</text:p>
      <text:list xml:id="list204711835161575" text:style-name="L3">
        <text:list-item>
          <text:p text:style-name="P16">Capa de entrada</text:p>
        </text:list-item>
        <text:list-item>
          <text:p text:style-name="P16">Capa de salida</text:p>
        </text:list-item>
        <text:list-item>
          <text:p text:style-name="P16">Capas ocultas</text:p>
        </text:list-item>
      </text:list>
      <text:list xml:id="list204709953929029" text:style-name="L1">
        <text:list-item>
          <text:list>
            <text:list-item>
              <text:p text:style-name="P11"><text:bookmark-start text:name="_Toc532246982"/><text:s/><text:bookmark-start text:name="_Toc532247426"/><text:bookmark-start text:name="_Toc532844882"/><text:bookmark-start text:name="_Toc532853032"/><text:span text:style-name="T8">Experimentación</text:span><text:bookmark-end text:name="_Toc532246982"/><text:bookmark-end text:name="_Toc532247426"/><text:bookmark-end text:name="_Toc532844882"/><text:bookmark-end text:name="_Toc532853032"/></text:p>
            </text:list-item>
          </text:list>
        </text:list-item>
      </text:list>
      <text:p text:style-name="P7"/>
      <text:p text:style-name="P8">Los experimentos llevados a cabo con una red de Perceptron Multicapa constan de 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1%"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1%"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next-style-name="Normal" style:default-outline-level="1">
      <style:paragraph-properties fo:margin-top="0.1665in" fo:margin-bottom="0in" loext: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Título_20_2" style:display-name="Título 2" style:family="paragraph" style:parent-style-name="Normal" style:next-style-name="Normal" style:default-outline-level="2">
      <style:paragraph-properties fo:margin-top="0.028in" fo:margin-bottom="0in" loext: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Normal" style:family="paragraph">
      <style:paragraph-properties fo:hyphenation-ladder-count="no-limit"/>
      <style:text-properties fo:hyphenate="false"/>
    </style:style>
    <style:style style:name="Sin_20_espaciado" style:display-name="Sin espaciado" style:family="paragraph">
      <style:paragraph-properties fo:margin-top="0in" fo:margin-bottom="0in" loext:contextual-spacing="false" fo:line-height="100%" fo:hyphenation-ladder-count="no-limit"/>
      <style:text-properties style:font-name-asian="Times New Roman" style:font-family-asian="'Times New Roman'" style:font-family-generic-asian="roman" style:font-pitch-asian="variable" fo:hyphenate="false"/>
    </style:style>
    <style:style style:name="Párrafo_20_de_20_lista" style:display-name="Párrafo de lista"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TDC_20_1" style:display-name="TDC 1" style:family="paragraph" style:parent-style-name="Normal" style:next-style-name="Normal" style:auto-update="true">
      <style:paragraph-properties fo:margin-top="0in" fo:margin-bottom="0.0693in" loext:contextual-spacing="false" fo:hyphenation-ladder-count="no-limit">
        <style:tab-stops>
          <style:tab-stop style:position="0.1874in"/>
          <style:tab-stop style:position="6.4929in" style:type="right" style:leader-style="dotted" style:leader-text="."/>
        </style:tab-stops>
      </style:paragraph-properties>
      <style:text-properties fo:hyphenate="false"/>
    </style:style>
    <style:style style:name="Título_20_TDC" style:display-name="Título TDC" style:family="paragraph" style:parent-style-name="Título_20_1" style:next-style-name="Normal" style:default-outline-level="1" style:list-style-name="">
      <style:paragraph-properties fo:hyphenation-ladder-count="no-limit"/>
      <style:text-properties fo:hyphenate="false"/>
    </style:style>
    <style:style style:name="TDC_20_2" style:display-name="TDC 2" style:family="paragraph" style:parent-style-name="Normal" style:next-style-name="Normal" style:auto-update="true">
      <style:paragraph-properties fo:margin-left="0.1528in" fo:margin-right="0in" fo:margin-top="0in" fo:margin-bottom="0.0693in" loext:contextual-spacing="false" fo:hyphenation-ladder-count="no-limit" fo:text-indent="0in" style:auto-text-indent="false">
        <style:tab-stops>
          <style:tab-stop style:position="0.2846in"/>
          <style:tab-stop style:position="6.3402in" style:type="right" style:leader-style="dotted" style:leader-text="."/>
        </style:tab-stops>
      </style:paragraph-properties>
      <style:text-properties style:font-name-asian="Times New Roman" style:font-family-asian="'Times New Roman'" style:font-family-generic-asian="roman" style:font-pitch-asian="variable" fo:hyphenate="false"/>
    </style:style>
    <style:style style:name="TDC_20_3" style:display-name="TDC 3" style:family="paragraph" style:parent-style-name="Normal" style:next-style-name="Normal" style:auto-update="true">
      <style:paragraph-properties fo:margin-left="0.3055in" fo:margin-right="0in" fo:margin-top="0in" fo:margin-bottom="0.0693in" loext:contextual-spacing="false" fo:hyphenation-ladder-count="no-limit" fo:text-indent="0in" style:auto-text-indent="false">
        <style:tab-stops/>
      </style:paragraph-properties>
      <style:text-properties style:font-name-asian="Times New Roman" style:font-family-asian="'Times New Roman'" style:font-family-generic-asian="roman" style:font-pitch-asian="variable" fo:hyphenate="false"/>
    </style:style>
    <style:style style:name="Encabezado" style:family="paragraph" style:parent-style-name="Normal">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Pie_20_de_20_página" style:display-name="Pie de página" style:family="paragraph" style:parent-style-name="Normal">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Texto_20_de_20_globo" style:display-name="Texto de globo" style:family="paragraph" style:parent-style-name="Normal">
      <style:paragraph-properties fo:margin-top="0in" fo:margin-bottom="0in"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uente_20_de_20_párrafo_20_predeter." style:display-name="Fuente de párrafo predeter." style:family="text"/>
    <style:style style:name="Sin_20_espaciado_20_Car" style:display-name="Sin espaciado Car" style:family="text" style:parent-style-name="Fuente_20_de_20_párrafo_20_predeter.">
      <style:text-properties style:font-name-asian="Times New Roman" style:font-family-asian="'Times New Roman'" style:font-family-generic-asian="roman" style:font-pitch-asian="variable"/>
    </style:style>
    <style:style style:name="Título_20_1_20_Car" style:display-name="Título 1 Car" style:family="text" style:parent-style-name="Fuente_20_de_20_párrafo_20_predeter.">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ítulo_20_2_20_Car" style:display-name="Título 2 Car" style:family="text" style:parent-style-name="Fuente_20_de_20_párrafo_20_predeter.">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marcador_20_de_20_posición" style:display-name="Texto de marcador de posición" style:family="text" style:parent-style-name="Fuente_20_de_20_párrafo_20_predeter.">
      <style:text-properties fo:color="#808080"/>
    </style:style>
    <style:style style:name="Hipervínculo_20_visitado" style:display-name="Hipervínculo visitado" style:family="text" style:parent-style-name="Fuente_20_de_20_párrafo_20_predeter.">
      <style:text-properties fo:color="#954f72" style:text-underline-style="solid" style:text-underline-width="auto" style:text-underline-color="font-color" style:text-underline-mode="continuous" style:text-overline-mode="continuous" style:text-line-through-mode="continuous"/>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1LVL1" style:display-name="WW_CharLFO1LVL1" style:family="text">
      <style:text-properties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3LVL1" style:display-name="WW_CharLFO3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6.0625in" style:rel-width="100%" table:align="center"/>
    </style:style>
    <style:style style:name="Table1.A" style:family="table-column">
      <style:table-column-properties style:column-width="3.059in" style:rel-column-width="4405*"/>
    </style:style>
    <style:style style:name="Table1.B" style:family="table-column">
      <style:table-column-properties style:column-width="3.0035in" style:rel-column-width="4325*"/>
    </style:style>
    <style:style style:name="Table1.1" style:family="table-row">
      <style:table-row-properties style:min-row-height="0.0799in"/>
    </style:style>
    <style:style style:name="Table1.A1" style:family="table-cell">
      <style:table-cell-properties fo:background-color="#5b9bd5" fo:padding-left="0.0799in" fo:padding-right="0.0799in" fo:padding-top="0in" fo:padding-bottom="0in" fo:border="none" style:writing-mode="lr-tb">
        <style:background-image/>
      </style:table-cell-properties>
    </style:style>
    <style:style style:name="Table1.A2" style:family="table-cell">
      <style:table-cell-properties style:vertical-align="middle" fo:padding-left="0.0799in" fo:padding-right="0.0799in" fo:padding-top="0.1in" fo:padding-bottom="0.1in" fo:border="none" style:writing-mode="lr-tb"/>
    </style:style>
    <style:style style:name="MP1" style:family="paragraph" style:parent-style-name="Encabezado" style:master-page-name="">
      <loext:graphic-properties draw:fill="none"/>
      <style:paragraph-properties fo:margin-left="0in" fo:margin-right="0.1866in" fo:margin-top="0in" fo:margin-bottom="0in" loext:contextual-spacing="false" fo:line-height="100%" fo:text-align="end" style:justify-single-word="false" fo:hyphenation-ladder-count="no-limit" fo:text-indent="0in" style:auto-text-indent="false" style:page-number="auto" fo:background-color="transparent">
        <style:tab-stops/>
      </style:paragraph-properties>
      <style:text-properties officeooo:paragraph-rsid="00104fb5" fo:hyphenate="false"/>
    </style:style>
    <style:style style:name="MP2" style:family="paragraph" style:parent-style-name="Encabezado">
      <style:paragraph-properties>
        <style:tab-stops/>
      </style:paragraph-properties>
      <style:text-properties fo:text-transform="uppercase" fo:font-size="9pt" style:font-size-asian="9pt"/>
    </style:style>
    <style:style style:name="MP3" style:family="paragraph" style:parent-style-name="Encabezado">
      <style:paragraph-properties fo:text-align="end" style:justify-single-word="false">
        <style:tab-stops/>
      </style:paragraph-properties>
      <style:text-properties fo:text-transform="uppercase" fo:font-size="9pt" style:font-size-asian="9pt"/>
    </style:style>
    <style:style style:name="MP4" style:family="paragraph" style:parent-style-name="Pie_20_de_20_página">
      <style:paragraph-properties>
        <style:tab-stops/>
      </style:paragraph-properties>
      <style:text-properties fo:text-transform="uppercase" fo:font-size="9pt" fo:language="es" fo:country="ES" officeooo:rsid="00104fb5" officeooo:paragraph-rsid="00104fb5" style:font-size-asian="9pt" style:font-size-complex="9pt"/>
    </style:style>
    <style:style style:name="MP5" style:family="paragraph" style:parent-style-name="Pie_20_de_20_página">
      <style:paragraph-properties fo:text-align="end" style:justify-single-word="false">
        <style:tab-stops/>
      </style:paragraph-properties>
    </style:style>
    <style:style style:name="MT1" style:family="text">
      <style:text-properties fo:color="#5b9bd5" fo:font-size="12pt" fo:language="es" fo:country="ES" officeooo:rsid="00104fb5" style:font-size-asian="12pt" style:font-size-complex="12pt"/>
    </style:style>
    <style:style style:name="MT2" style:family="text">
      <style:text-properties fo:color="#5b9bd5" fo:font-size="18pt" fo:language="es" fo:country="ES" officeooo:rsid="00104fb5" style:font-size-asian="18pt"/>
    </style:style>
    <style:style style:name="MT3" style:family="text">
      <style:text-properties fo:text-transform="uppercase" fo:font-size="9pt" fo:language="es" fo:country="ES" style:font-size-asian="9pt" style:font-size-complex="9pt"/>
    </style:style>
    <style:style style:name="Mfr1"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1874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1.1874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draw:frame draw:style-name="Mfr1" draw:name="Imagen 84" text:anchor-type="paragraph" svg:x="6.1327in" svg:y="-0.0272in" svg:width="1.0874in" style:rel-width="scale" svg:height="0.4091in" style:rel-height="scale" draw:z-index="1"><draw:image xlink:href="Pictures/100000000000011300000061D340377C3E0145FB.jpg" xlink:type="simple" xlink:show="embed" xlink:actuate="onLoad" loext:mime-type="image/jpeg"/><svg:desc>Logo of Universidad Carlos III de Madrid</svg:desc></draw:frame><text:span text:style-name="Fuente_20_de_20_párrafo_20_predeter."><text:span text:style-name="MT1">Tutorial 1: Plataforma Pac-Man</text:span></text:span><text:span text:style-name="Fuente_20_de_20_párrafo_20_predeter."><text:span text:style-name="MT2"> <text:s text:c="4"/></text:span></text:span></text:p>
      </style:header>
      <style:footer>
        <table:table table:name="Table1" table:style-name="Table1">
          <table:table-column table:style-name="Table1.A"/>
          <table:table-column table:style-name="Table1.B"/>
          <table:table-row table:style-name="Table1.1">
            <table:table-cell table:style-name="Table1.A1" office:value-type="string">
              <text:p text:style-name="MP2"/>
            </table:table-cell>
            <table:table-cell table:style-name="Table1.A1" office:value-type="string">
              <text:p text:style-name="MP3"/>
            </table:table-cell>
          </table:table-row>
          <table:table-row>
            <table:table-cell table:style-name="Table1.A2" office:value-type="string">
              <text:p text:style-name="MP4">Aprendizaje automático</text:p>
            </table:table-cell>
            <table:table-cell table:style-name="Table1.A2" office:value-type="string">
              <text:p text:style-name="MP5"><text:span text:style-name="Fuente_20_de_20_párrafo_20_predeter."><text:span text:style-name="MT3"><text:page-number text:select-page="current">3</text:page-number></text:span></text:span></text:p>
            </table:table-cell>
          </table:table-row>
        </table:table>
        <text:p text:style-name="Pie_20_de_20_página"/>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Práctica 2: Problema de Clasificación</dc:title>
    <dc:description/>
    <dc:subject>Redes de Neuronas</dc:subject>
    <meta:initial-creator>Carlos Dumont - 100074907</meta:initial-creator>
    <meta:creation-date>2018-12-10T21:12:00Z</meta:creation-date>
    <dc:date>2019-02-12T20:54:41.423032141</dc:date>
    <meta:print-date>2018-12-10T21:57:00Z</meta:print-date>
    <meta:editing-cycles>43</meta:editing-cycles>
    <meta:editing-duration>PT4H31M30S</meta:editing-duration>
    <meta:document-statistic meta:table-count="1" meta:image-count="1" meta:object-count="0" meta:page-count="3" meta:paragraph-count="16" meta:word-count="99" meta:character-count="638" meta:non-whitespace-character-count="545"/>
    <meta:template xlink:type="simple" xlink:actuate="onRequest" xlink:title="" xlink:href="Normal.dotm"/>
  </office:meta>
</office:document-meta>
</file>